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4FF7C88945.png" manifest:media-type="image/png"/>
  <manifest:file-entry manifest:full-path="Pictures/10000000000001E30000019879EA4624.png" manifest:media-type="image/png"/>
  <manifest:file-entry manifest:full-path="Pictures/10000000000001CE0000017878548DD9.png" manifest:media-type="image/png"/>
  <manifest:file-entry manifest:full-path="Pictures/1000000100000320000003209B8759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2.06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5.552cm" svg:y="1.142cm">
          <draw:image xlink:href="Pictures/1000000100000320000003209B87599C.png" xlink:type="simple" xlink:show="embed" xlink:actuate="onLoad" draw:mime-type="image/png">
            <text:p/>
          </draw:image>
        </draw:frame>
        <draw:frame draw:style-name="gr2" draw:text-style-name="P3" draw:layer="layout" svg:width="4.576cm" svg:height="3.087cm" svg:x="23.675cm" svg:y="1.333cm">
          <draw:text-box>
            <text:p text:style-name="P2">Micro, Leonardo</text:p>
            <text:p text:style-name="P2">Pins with interupt</text:p>
            <text:p text:style-name="P2">0, 1, 2, 3, 7</text:p>
            <text:p text:style-name="P2"/>
          </draw:text-box>
        </draw:frame>
      </draw:page>
      <draw:page draw:name="page2" draw:style-name="dp1" draw:master-page-name="Default">
        <draw:frame draw:style-name="gr3" draw:text-style-name="P4" draw:layer="layout" svg:width="9.778cm" svg:height="7.958cm" svg:x="1.952cm" svg:y="3.837cm">
          <draw:image xlink:href="Pictures/10000000000001CE0000017878548DD9.png" xlink:type="simple" xlink:show="embed" xlink:actuate="onLoad" draw:mime-type="image/png">
            <text:p/>
          </draw:image>
        </draw:frame>
        <draw:frame draw:style-name="gr4" draw:text-style-name="P5" draw:layer="layout" svg:width="19.772cm" svg:height="0.963cm" svg:x="3.453cm" svg:y="1.307cm">
          <draw:text-box>
            <text:p>https://docs.arduino.cc/built-in-examples/basics/ReadAnalogVoltage/</text:p>
          </draw:text-box>
        </draw:frame>
        <draw:frame draw:style-name="gr3" draw:text-style-name="P4" draw:layer="layout" svg:width="9.757cm" svg:height="7.09cm" svg:x="2.673cm" svg:y="11.795cm">
          <draw:image xlink:href="Pictures/10000000000001CD0000014FF7C88945.png" xlink:type="simple" xlink:show="embed" xlink:actuate="onLoad" draw:mime-type="image/png">
            <text:p/>
          </draw:image>
        </draw:frame>
        <draw:frame draw:style-name="gr3" draw:text-style-name="P4" draw:layer="layout" svg:width="10.223cm" svg:height="8.635cm" svg:x="16.494cm" svg:y="3.795cm">
          <draw:image xlink:href="Pictures/10000000000001E30000019879EA4624.png" xlink:type="simple" xlink:show="embed" xlink:actuate="onLoad" draw:mime-type="image/png">
            <text:p/>
          </draw:image>
        </draw:frame>
        <draw:frame draw:style-name="gr4" draw:text-style-name="P5" draw:layer="layout" svg:width="3.749cm" svg:height="0.963cm" svg:x="15.963cm" svg:y="11.316cm">
          <draw:text-box>
            <text:p>breadboar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2-18T16:52:16.757139420</dc:date>
    <meta:editing-duration>PT17H14M18S</meta:editing-duration>
    <meta:editing-cycles>11</meta:editing-cycles>
    <meta:generator>LibreOffice/24.2.7.2$Linux_X86_64 LibreOffice_project/420$Build-2</meta:generator>
    <meta:document-statistic meta:object-count="7"/>
  </office:meta>
</office:document-meta>
</file>